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5.159cm" fo:break-before="auto" style:use-optimal-row-height="false"/>
    </style:style>
    <style:style style:name="ro23" style:family="table-row">
      <style:table-row-properties style:row-height="0.762cm" fo:break-before="auto" style:use-optimal-row-height="false"/>
    </style:style>
    <style:style style:name="ro2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RIF!]+1" office:value-type="float" office:value="0">
            <text:p>#VALORE!</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7]+1" office:value-type="float" office:value="0">
            <text:p>#VALORE!</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8]+1" office:value-type="float" office:value="0">
            <text:p>#VALORE!</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9]+1" office:value-type="float" office:value="0">
            <text:p>#VALORE!</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100]+1" office:value-type="float" office:value="0">
            <text:p>#VALORE!</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1]+1" office:value-type="float" office:value="0">
            <text:p>#VALORE!</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2]+1" office:value-type="float" office:value="0">
            <text:p>#VALORE!</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3]+1" office:value-type="float" office:value="0">
            <text:p>#VALORE!</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4]+1" office:value-type="float" office:value="0">
            <text:p>#VALORE!</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5]+1" office:value-type="float" office:value="0">
            <text:p>#VALORE!</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6]+1" office:value-type="float" office:value="0">
            <text:p>#VALORE!</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7]+1" office:value-type="float" office:value="0">
            <text:p>#VALORE!</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8]+1" office:value-type="float" office:value="0">
            <text:p>#VALORE!</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9]+1" office:value-type="float" office:value="0">
            <text:p>#VALORE!</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10]+1" office:value-type="float" office:value="0">
            <text:p>#VALORE!</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1]+1" office:value-type="float" office:value="0">
            <text:p>#VALORE!</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2]+1" office:value-type="float" office:value="0">
            <text:p>#VALORE!</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3]+1" office:value-type="float" office:value="0">
            <text:p>#VALORE!</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4]+1" office:value-type="float" office:value="0">
            <text:p>#VALORE!</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5]+1" office:value-type="float" office:value="0">
            <text:p>#VALORE!</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6]+1" office:value-type="float" office:value="0">
            <text:p>#VALORE!</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7]+1" office:value-type="float" office:value="0">
            <text:p>#VALORE!</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8]+1" office:value-type="float" office:value="0">
            <text:p>#VALORE!</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9]+1" office:value-type="float" office:value="0">
            <text:p>#VALORE!</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20]+1" office:value-type="float" office:value="0">
            <text:p>#VALORE!</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1]+1" office:value-type="float" office:value="0">
            <text:p>#VALORE!</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2]+1" office:value-type="float" office:value="0">
            <text:p>#VALORE!</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3]+1" office:value-type="float" office:value="0">
            <text:p>#VALORE!</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4]+1" office:value-type="float" office:value="0">
            <text:p>#VALORE!</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5]+1" office:value-type="float" office:value="0">
            <text:p>#VALORE!</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6]+1" office:value-type="float" office:value="0">
            <text:p>#VALORE!</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7]+1" office:value-type="float" office:value="0">
            <text:p>#VALORE!</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8]+1" office:value-type="float" office:value="0">
            <text:p>#VALORE!</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9]+1" office:value-type="float" office:value="0">
            <text:p>#VALORE!</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30]+1" office:value-type="float" office:value="0">
            <text:p>#VALORE!</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1]+1" office:value-type="float" office:value="0">
            <text:p>#VALORE!</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2]+1" office:value-type="float" office:value="0">
            <text:p>#VALORE!</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3]+1" office:value-type="float" office:value="0">
            <text:p>#VALORE!</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4]+1" office:value-type="float" office:value="0">
            <text:p>#VALORE!</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5]+1" office:value-type="float" office:value="0">
            <text:p>#VALORE!</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6]+1" office:value-type="float" office:value="0">
            <text:p>#VALORE!</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7]+1" office:value-type="float" office:value="0">
            <text:p>#VALORE!</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8]+1" office:value-type="float" office:value="0">
            <text:p>#VALORE!</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9]+1" office:value-type="float" office:value="0">
            <text:p>#VALORE!</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40]+1" office:value-type="float" office:value="0">
            <text:p>#VALORE!</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1]+1" office:value-type="float" office:value="0">
            <text:p>#VALORE!</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2]+1" office:value-type="float" office:value="0">
            <text:p>#VALORE!</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3]+1" office:value-type="float" office:value="0">
            <text:p>#VALORE!</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4]+1" office:value-type="float" office:value="0">
            <text:p>#VALORE!</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5]+1" office:value-type="float" office:value="0">
            <text:p>#VALORE!</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6]+1" office:value-type="float" office:value="0">
            <text:p>#VALORE!</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7]+1" office:value-type="float" office:value="0">
            <text:p>#VALORE!</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8]+1" office:value-type="float" office:value="0">
            <text:p>#VALORE!</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9]+1" office:value-type="float" office:value="0">
            <text:p>#VALORE!</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50]+1" office:value-type="float" office:value="0">
            <text:p>#VALORE!</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1]+1" office:value-type="float" office:value="0">
            <text:p>#VALORE!</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2]+1" office:value-type="float" office:value="0">
            <text:p>#VALORE!</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3]+1" office:value-type="float" office:value="0">
            <text:p>#VALORE!</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4]+1" office:value-type="float" office:value="0">
            <text:p>#VALORE!</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5]+1" office:value-type="float" office:value="0">
            <text:p>#VALORE!</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6]+1" office:value-type="float" office:value="0">
            <text:p>#VALORE!</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7]+1" office:value-type="float" office:value="0">
            <text:p>#VALORE!</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1">
          <table:table-cell table:style-name="ce4" table:formula="oooc:=[.A158]+1" office:value-type="float" office:value="0">
            <text:p>#VALORE!</text:p>
          </table:table-cell>
          <table:table-cell/>
          <table:table-cell office:value-type="string">
            <text:p>id_mex_err_wrong_pin</text:p>
          </table:table-cell>
          <table:table-cell office:value-type="string">
            <text:p>The PIN appears wrong</text:p>
          </table:table-cell>
          <table:table-cell office:value-type="string">
            <text:p>Il PIN è errato.</text:p>
          </table:table-cell>
          <table:table-cell table:number-columns-repeated="1019"/>
        </table:table-row>
        <table:table-row table:style-name="ro1" table:number-rows-repeated="3">
          <table:table-cell table:style-name="ce4"/>
          <table:table-cell table:number-columns-repeated="1023"/>
        </table:table-row>
        <table:table-row table:style-name="ro1" table:number-rows-repeated="9">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74">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22">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3">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24">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24">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24">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24">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24">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24">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24">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24">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24">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24">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24">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24">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24">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24">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24">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24">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24">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24">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24">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24">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24">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24">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24">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24">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24">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24">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24">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24">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24">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24">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24">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24">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24">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24">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24">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24">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24">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24">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24">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24">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24">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24">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24">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24">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24">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24">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24">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24">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24">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24">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24">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24">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24">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24">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24">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24">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24">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24">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24">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24">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24">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4">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24">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24">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24">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24">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24">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24">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24">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24">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24">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24">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24">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24">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24">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24">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24">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24">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24">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24">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24">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24">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24">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24">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24">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24">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24">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24">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24">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24">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24">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24">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24">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24">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24">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24">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24">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24">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24">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24">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24">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24">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24">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24">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24">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24">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24">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24">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24">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24">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24">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24">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24">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24">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24">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24">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24">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24">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24">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24">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24">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24">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24">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24">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24">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24">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24">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24">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24">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24">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24">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24">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24">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24">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24">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24">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24">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24">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24">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24">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24">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24">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24">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24">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24">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24">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24">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24">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24">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24">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24">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24">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24">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24">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24">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24">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24">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24">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24">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24">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24">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24">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24">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24">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24">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24">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24">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24">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24">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24">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4">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24">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24">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24">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24">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24">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24">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24">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24">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24">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24">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24">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24">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24">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24">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24">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4">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24">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24">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24">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24">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24">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24">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24">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24">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24">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24">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24">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24">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24">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24">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24">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24">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24">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24">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24">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24">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24">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24">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24">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24">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24">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24">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24">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24">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24">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24">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24">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24">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24">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24">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24">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24">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24">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24">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24">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24">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24">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24">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24">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24">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24">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24">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24">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24">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24">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24">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24">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24">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24">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24">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24">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24">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24">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24">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24">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24">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24">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24">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24">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24">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24">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24">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24">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24">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24">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24">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24">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24">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24">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24">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24">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24">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24">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24">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24">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24">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24">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24">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24">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24">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24">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24">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24">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24">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24">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24">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24">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24">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24">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24">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24">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24">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24">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24">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24">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24">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24">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24">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24">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24">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24">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24">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24">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24">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24">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24">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3">03/06/2009</text:date>, <text:time>23:56:41</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20</meta:editing-cycles>
    <meta:creation-date>2008-05-04T10:18:05</meta:creation-date>
    <dc:date>2009-06-03T23:56:41</dc:date>
    <dc:creator>Giuseppe Castagno</dc:creator>
    <meta:editing-duration>PT48H59M21S</meta:editing-duration>
    <meta:document-statistic meta:table-count="6" meta:cell-count="1451"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